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Virg_252_l" style:data-style-name="N0">
      <style:table-cell-properties fo:border="thin solid #000000"/>
      <style:text-properties fo:color="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1.07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number-columns-repeated="16338" table:style-name="ce2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1.1299999999999999" table:style-name="ce5">
            <text:p>1,13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.38" table:style-name="ce5">
            <text:p>0,38</text:p>
          </table:table-cell>
          <table:table-cell office:value-type="float" office:value="20" table:style-name="ce5">
            <text:p>20</text:p>
          </table:table-cell>
          <table:table-cell office:value-type="float" office:value="11" table:style-name="ce5">
            <text:p>11</text:p>
          </table:table-cell>
          <table:table-cell office:value-type="float" office:value="2.5" table:style-name="ce5">
            <text:p>2,5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0.55000000000000004" table:style-name="ce5">
            <text:p>0,55</text:p>
          </table:table-cell>
          <table:table-cell office:value-type="float" office:value="407" table:style-name="ce5">
            <text:p>407</text:p>
          </table:table-cell>
          <table:table-cell office:value-type="float" office:value="50.875" table:style-name="ce6">
            <text:p>50,875</text:p>
          </table:table-cell>
          <table:table-cell office:value-type="float" office:value="14" table:style-name="ce5">
            <text:p>14</text:p>
          </table:table-cell>
          <table:table-cell office:value-type="float" office:value="122" table:style-name="ce5">
            <text:p>12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44" table:style-name="ce5">
            <text:p>144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17" table:style-name="ce5">
            <text:p>17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32" table:style-name="ce5">
            <text:p>32</text:p>
          </table:table-cell>
          <table:table-cell office:value-type="float" office:value="0.91100000000000003" table:style-name="ce5">
            <text:p>0,911</text:p>
          </table:table-cell>
          <table:table-cell office:value-type="float" office:value="0.95099999999999996" table:style-name="ce5">
            <text:p>0,9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8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Virg_252_l" style:display-name="Virgül" style:family="table-cell" style:data-style-name="N35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an</meta:initial-creator>
    <dc:creator>LENOVO</dc:creator>
    <meta:creation-date>2020-11-22T17:04:44Z</meta:creation-date>
    <dc:date>2021-01-02T15:22:20Z</dc:date>
  </office:meta>
</office:document-meta>
</file>